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9.817291mm" fo:page-width="19.81729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none"/>
    </style:style>
    <style:style style:family="graphic" style:name="style-3">
      <style:graphic-properties draw:fill="solid" draw:fill-color="#870061" draw:opacity="100.0%" draw:stroke="none"/>
    </style:style>
    <style:style style:family="graphic" style:name="style-4">
      <style:graphic-properties draw:fill="solid" draw:fill-color="#ffffff" draw:opacity="100.0%" draw:stroke="none"/>
    </style:style>
  </office:automatic-styles>
  <office:body>
    <office:drawing>
      <draw:page draw:master-page-name="Default" draw:name="page1" draw:style-name="DP1">
        <draw:g draw:id="svg2800">
          <draw:g draw:id="Layer_1">
            <draw:rect svg:height="19.817291mm" draw:style-name="style-2" svg:width="19.817291mm" svg:x="0.0mm" svg:y="0.0mm"/>
            <draw:ellipse svg:height="15.114587mm" draw:style-name="style-3" svg:width="15.114588mm" svg:x="2.2248812mm" svg:y="2.3513522mm"/>
            <draw:g draw:id="g2809">
              <draw:path svg:d="M 532.3417 114.29999 C 460.37497 192.61662 276.225 414.86664 258.23334 738.7167 L 105.83333 738.7167 C 121.708336 438.15002 310.09164 198.96667 373.59167 131.23335 L 0.0 131.23335 L 3.1749716 0.0 L 532.3417 0.0 L 532.3417 114.29999 L 532.3417 114.29999 z" svg:height="7.387167mm" draw:style-name="style-4" svg:viewBox="0.0 0.0 532.3417 738.7167" svg:width="5.3234167mm" svg:x="7.168356mm" svg:y="6.603735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9.817291mm" fo:page-width="19.81729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